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/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5" office:value-type="string" calcext:value-type="string">
            <text:p>한글 제목</text:p>
          </table:table-cell>
          <table:table-cell table:style-name="ce5" office:value-type="string" calcext:value-type="string">
            <text:p>영어 제목</text:p>
          </table:table-cell>
          <table:table-cell table:style-name="ce5" office:value-type="string" calcext:value-type="string">
            <text:p>링크</text:p>
          </table:table-cell>
          <table:table-cell table:style-name="ce5" office:value-type="string" calcext:value-type="string">
            <text:p>출시년도</text:p>
          </table:table-cell>
          <table:table-cell table:style-name="ce5" office:value-type="string" calcext:value-type="string">
            <text:p>장르</text:p>
          </table:table-cell>
          <table:table-cell table:style-name="ce5" office:value-type="string" calcext:value-type="string">
            <text:p>개발사</text:p>
          </table:table-cell>
          <table:table-cell table:style-name="ce5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7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3:08:22.38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3:12:22.008000000</dc:date>
    <meta:editing-duration>PT4H10M17S</meta:editing-duration>
    <meta:editing-cycles>63</meta:editing-cycles>
    <meta:document-statistic meta:table-count="2" meta:cell-count="36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Y = 2



Function CalculateSheetActiveArea( sheet as Variant ) as Integer
	
	Dim i, j, h as Integer
	
	
	'
	' H
	'
	j = sheet.Rows.Count - 1
	For i = 2 to j
		If sheet.getCellByPosition( 0, i ).String = "" Then
			Exit For
		EndIf
	Next i	
	
	'
	' Return
	'
	CalculateSheetActiveArea = i - 1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
	'
    Dim sheet as Object
    sheet = ThisComponent.Sheets.getByName( "list" )
    
    
    '
    ' Max X, Y
    '
    Dim active_area_h as Integer
    active_area_h = CalculateSheetActiveArea( sheet )
    MsgBox( active_area_h )
    
    
    '
    ' Write : Korean List
    '
    Dim s as String
    Dim i, j as Integer
    For i = StartY to active_area_h
    
    	'
    	' Check Export Flag
    	'
    	If sheet.getCellByPosition( 0, i ).String = "x" Then
    		GoTo Continue
    	EndIf
    	
    	If sheet.getCellByPosition( 1, i ).String = "" Then
    		Exit For
    	EndIf
    	
    	s = _
    			"####" _
    		&amp; 	" " _
    		&amp; 	"[" &amp; sheet.getCellByPosition( 1, i ).String &amp; " | " &amp; sheet.getCellByPosition( 2, i ).String &amp; "]( " &amp;  sheet.getCellByPosition( 3, i ).String &amp; 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pf.WriteLine( s )
    	'MsgBox( s )
    	
    Continue:
    Next i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